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style:num-suffix="." style:num-format="i">
        <style:list-level-properties fo:text-align="end" text:space-before="2.375in" text:min-label-width="0.125in" text:list-level-position-and-space-mode="label-alignment">
          <style:list-level-label-alignment text:label-followed-by="listtab" fo:margin-left="2.5in" fo:text-indent="-0.125in"/>
        </style:list-level-properties>
      </text:list-level-style-number>
      <text:list-level-style-number text:level="4"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level-style-number text:level="7"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style:num-suffix="."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style:num-suffix="." style:num-format="i">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fo:font-size="16pt" style:font-size-asian="16pt"/>
    </style:style>
    <style:style style:name="P2" style:parent-style-name="Normal" style:family="paragraph">
      <style:text-properties fo:font-weight="bold" style:font-weight-asian="bold" fo:font-size="16pt" style:font-size-asian="16pt"/>
    </style:style>
    <style:style style:name="P3" style:parent-style-name="Normal" style:family="paragraph">
      <style:text-properties fo:font-weight="bold" style:font-weight-asian="bold" fo:font-size="16pt" style:font-size-asian="16pt"/>
    </style:style>
    <style:style style:name="P4" style:parent-style-name="Normal" style:family="paragraph">
      <style:text-properties fo:font-weight="bold" style:font-weight-asian="bold" fo:font-size="16pt" style:font-size-asian="16pt"/>
    </style:style>
    <style:style style:name="P5" style:parent-style-name="Normal" style:family="paragraph">
      <style:text-properties fo:font-weight="bold" style:font-weight-asian="bold" fo:font-size="16pt" style:font-size-asian="16pt"/>
    </style:style>
    <style:style style:name="P6" style:parent-style-name="Normal" style:family="paragraph">
      <style:text-properties fo:font-weight="bold" style:font-weight-asian="bold" fo:font-size="16pt" style:font-size-asian="16pt"/>
    </style:style>
    <style:style style:name="P7" style:parent-style-name="ListParagraph" style:list-style-name="LFO7" style:family="paragraph"/>
    <style:style style:name="P8" style:parent-style-name="ListParagraph" style:list-style-name="LFO7" style:family="paragraph"/>
    <style:style style:name="P9" style:parent-style-name="Normal" style:family="paragraph">
      <style:text-properties fo:font-weight="bold" style:font-weight-asian="bold" fo:font-size="16pt" style:font-size-asian="16pt"/>
    </style:style>
    <style:style style:name="P10" style:parent-style-name="ListParagraph" style:list-style-name="LFO5" style:family="paragraph"/>
    <style:style style:name="P11" style:parent-style-name="ListParagraph" style:list-style-name="LFO5" style:family="paragraph"/>
    <style:style style:name="P12" style:parent-style-name="ListParagraph" style:list-style-name="LFO5" style:family="paragraph"/>
    <style:style style:name="P13" style:parent-style-name="ListParagraph" style:list-style-name="LFO5" style:family="paragraph"/>
    <style:style style:name="P14" style:parent-style-name="ListParagraph" style:list-style-name="LFO6" style:family="paragraph"/>
    <style:style style:name="P15" style:parent-style-name="ListParagraph" style:list-style-name="LFO6" style:family="paragraph"/>
    <style:style style:name="P16" style:parent-style-name="ListParagraph" style:list-style-name="LFO6" style:family="paragraph"/>
    <style:style style:name="P17" style:parent-style-name="ListParagraph" style:family="paragraph">
      <style:paragraph-properties fo:margin-left="1.5in">
        <style:tab-stops/>
      </style:paragraph-properties>
    </style:style>
    <style:style style:name="P18" style:parent-style-name="ListParagraph" style:list-style-name="LFO5" style:family="paragraph"/>
    <style:style style:name="P19" style:parent-style-name="ListParagraph" style:list-style-name="LFO5" style:family="paragraph"/>
    <style:style style:name="P20" style:parent-style-name="ListParagraph" style:list-style-name="LFO5" style:family="paragraph"/>
    <style:style style:name="P21" style:parent-style-name="Normal" style:family="paragraph">
      <style:text-properties fo:font-weight="bold" style:font-weight-asian="bold" fo:font-size="16pt" style:font-size-asian="16pt"/>
    </style:style>
    <style:style style:name="P22" style:parent-style-name="ListParagraph" style:list-style-name="LFO5" style:family="paragraph"/>
    <style:style style:name="P23" style:parent-style-name="ListParagraph" style:list-style-name="LFO5" style:family="paragraph"/>
  </office:automatic-styles>
  <office:body>
    <office:text text:use-soft-page-breaks="true">
      <text:p text:style-name="P1">Christos Stylianou</text:p>
      <text:p text:style-name="Normal">Flat 207C, 165 Castlebank Str, G116EU| 07927375420 |<text:s/><text:a xlink:href="mailto:2333742S@student.gla.ac.uk" office:target-frame-name="_top" xlink:show="replace"><text:span text:style-name="Hyperlink">2333742S@student.gla.ac.uk</text:span></text:a></text:p>
      <text:p text:style-name="P2">Personal Details___________________________________________</text:p>
      <text:p text:style-name="Normal">Year Of Birth: 1999<text:s/>(Age:20)</text:p>
      <text:p text:style-name="Normal"/>
      <text:p text:style-name="Normal"><text:s/></text:p>
      <text:p text:style-name="P3">Education________________________________________________<text:s/></text:p>
      <text:p text:style-name="Normal">BSC COMPUTING SCIENCE | 2018 - 2022| University Of Glasgow: Currently Second Year</text:p>
      <text:p text:style-name="Normal">PAST STUDIES | 2014<text:s/>- 2017<text:s/>| Saint Spyridon Lyceum, Apolytirion diploma with 19/20, 3 GCE’s with grades A,A &amp; B in double Maths and Physics</text:p>
      <text:p text:style-name="P4">Skills____________________________________________________<text:s/></text:p>
      <text:p text:style-name="Normal">• Experienced in Python, Java, Assembly Sigma 16 (UofG made),Pascal<text:s/>,Visual Basic and Microsoft Office. <text:s/></text:p>
      <text:p text:style-name="Normal">• Competent in MySQL.</text:p>
      <text:p text:style-name="Normal">• Fluent in English and Greek</text:p>
      <text:p text:style-name="P5">Work<text:s/>Experience__________________________________________<text:s/></text:p>
      <text:p text:style-name="Normal">Shipping Associate | KEO (<text:a xlink:href="https://keogroup.com/" office:target-frame-name="_top" xlink:show="replace"><text:span text:style-name="Hyperlink">https://keogroup.com/</text:span></text:a><text:s/>) |May-August 2019</text:p>
      <text:p text:style-name="Normal">·Started working as a shipping associate<text:s/>in the KEO juice factory. Part of my duties was overseeing the quality of the end product, supervising the transition from the machines to inventory, rechecking shipment details to international and local vendors and doing quality surveys to clients.</text:p>
      <text:p text:style-name="Normal"/>
      <text:p text:style-name="Normal">Second Lieutenant | Cypriot National Guard | 2017-2018 <text:s/></text:p>
      <text:p text:style-name="Normal">· Served as a second-lieutenant in the Armoured Tank Corps<text:s/>where I took upon numerous<text:s/>responsibilities<text:s/>which boosted my<text:s/><text:s/>leadership<text:s/>skills,<text:s/>cooperation<text:s/>and<text:s/>adaptability.<text:s/>A few of my responsibilities was leading my squadron during<text:s/>exercises<text:s/>and<text:s/>drills, training<text:s/>and teaching new recruits,<text:s/>and frequent servicing of the squads tanks.<text:s/>My commitment<text:s/>led to being awarded a certificate of excellence by the Cypriot Minister of Defence.</text:p>
      <text:p text:style-name="Normal"/>
      <text:p text:style-name="P6">Interests and<text:s/>Hobbies______________________________________</text:p>
      <text:list text:style-name="LFO7" text:continue-numbering="true">
        <text:list-item>
          <text:p text:style-name="P7">Member<text:s/>of the Greek and Cypriot Society</text:p>
        </text:list-item>
        <text:list-item>
          <text:p text:style-name="P8">Along with my grandfather ,we tend to his fields of fruit and vegetables and sell them on the local market, learning the value of hard work from the age of 10</text:p>
        </text:list-item>
      </text:list>
      <text:soft-page-break/>
      <text:p text:style-name="P9">Awards and projects_______________________________________</text:p>
      <text:list text:style-name="LFO5" text:continue-numbering="true">
        <text:list-item>
          <text:p text:style-name="P10">Officer Certificate of Excellence</text:p>
        </text:list-item>
        <text:list-item>
          <text:p text:style-name="P11">4 Bronzes and 1 Silver In the Cypriot Maths Olympiad(2012-2017)</text:p>
        </text:list-item>
        <text:list-item>
          <text:p text:style-name="P12">1 Bronze in the Cypriot Physics Olympiad(2015)</text:p>
        </text:list-item>
        <text:list-item>
          <text:p text:style-name="P13">Presented 3 different projects in the 2016 Cypriot Science Fair</text:p>
        </text:list-item>
      </text:list>
      <text:list text:style-name="LFO6" text:continue-numbering="true">
        <text:list-item>
          <text:p text:style-name="P14">Presentation on utilising nuclear energy towards a fossil fuel-free future</text:p>
        </text:list-item>
        <text:list-item>
          <text:p text:style-name="P15">Assembled and programmed a Lego Mindstorm Robot to locate and pickup garbage</text:p>
        </text:list-item>
        <text:list-item>
          <text:p text:style-name="P16">Programmed a<text:s/>fun<text:s/>Chemistry Quiz using Visual Basic<text:s/></text:p>
        </text:list-item>
      </text:list>
      <text:p text:style-name="P17"/>
      <text:list text:style-name="LFO5" text:continue-numbering="true">
        <text:list-item>
          <text:p text:style-name="P18">6 Student Excellence Awards (2012-2017)</text:p>
        </text:list-item>
        <text:list-item>
          <text:p text:style-name="P19">Designing a innovative Flashlight <text:s/></text:p>
          <text:list text:continue-numbering="true">
            <text:list-item>
              <text:p text:style-name="P20">Pairing with two other course mates, we designed a flashlight utilising a touchpad. We were awarded with an A</text:p>
            </text:list-item>
          </text:list>
        </text:list-item>
      </text:list>
      <text:p text:style-name="P21">Interests and Hobbies______________________________________</text:p>
      <text:list text:style-name="LFO5" text:continue-numbering="true">
        <text:list-item>
          <text:p text:style-name="P22">Member of the Greek and Cypriot Society</text:p>
        </text:list-item>
        <text:list-item>
          <text:p text:style-name="P23">Along with my grandfather ,we tend to his fields of fruit and vegetables and sell them on the local market, learning the value of hard work from the age of 10 and developing a love for Nature</text:p>
        </text:list-item>
      </text:list>
      <text:p text:style-name="Normal"/>
      <text:p text:style-name="Normal"/>
      <text:p text:style-name="Normal"/>
      <text:p text:style-name="Normal"><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style:num-suffix="." style:num-format="i">
        <style:list-level-properties fo:text-align="end" text:space-before="2.375in" text:min-label-width="0.125in" text:list-level-position-and-space-mode="label-alignment">
          <style:list-level-label-alignment text:label-followed-by="listtab" fo:margin-left="2.5in" fo:text-indent="-0.125in"/>
        </style:list-level-properties>
      </text:list-level-style-number>
      <text:list-level-style-number text:level="4"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level-style-number text:level="7"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style:num-suffix="."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style:num-suffix="." style:num-format="i">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hristos Stylianou</meta:initial-creator>
    <dc:creator>Christos Stylianou</dc:creator>
    <meta:creation-date>2019-10-21T02:03:00Z</meta:creation-date>
    <dc:date>2019-10-21T03:25:00Z</dc:date>
    <meta:template xlink:href="Normal.dotm" xlink:type="simple"/>
    <meta:editing-cycles>3</meta:editing-cycles>
    <meta:editing-duration>PT4920S</meta:editing-duration>
    <meta:document-statistic meta:page-count="2" meta:paragraph-count="5" meta:word-count="432" meta:character-count="2896" meta:row-count="20" meta:non-whitespace-character-count="2469"/>
  </office:meta>
</office:document-meta>
</file>